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833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3" style:parent-style-name="Standard" style:family="paragraph">
      <style:paragraph-properties fo:text-align="center" fo:margin-bottom="0.0833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4" style:parent-style-name="Standard" style:family="paragraph">
      <style:paragraph-properties fo:text-align="center" fo:margin-bottom="0.0833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5" style:parent-style-name="Standard" style:family="paragraph">
      <style:paragraph-properties fo:text-align="center" fo:margin-bottom="0.0833in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GB"/>
    </style:style>
    <style:style style:name="P6" style:parent-style-name="Standard" style:family="paragraph">
      <style:paragraph-properties fo:margin-bottom="0.0833in"/>
      <style:text-properties fo:language="en" fo:country="GB"/>
    </style:style>
    <style:style style:name="P7" style:parent-style-name="Standard" style:family="paragraph"/>
    <style:style style:name="T8" style:parent-style-name="Accentuation" style:family="text">
      <style:text-properties fo:language="en" fo:country="GB"/>
    </style:style>
    <style:style style:name="P9" style:parent-style-name="Standard" style:family="paragraph"/>
    <style:style style:name="P10" style:parent-style-name="Standard" style:family="paragraph"/>
    <style:style style:name="T11" style:parent-style-name="Accentuation" style:family="text">
      <style:text-properties fo:language="en" fo:country="GB"/>
    </style:style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T16" style:parent-style-name="Accentuation" style:family="text">
      <style:text-properties fo:language="en" fo:country="GB"/>
    </style:style>
    <style:style style:name="T17" style:parent-style-name="Accentuation" style:family="text">
      <style:text-properties fo:language="en" fo:country="GB"/>
    </style:style>
    <style:style style:name="P18" style:parent-style-name="Standard" style:family="paragraph"/>
    <style:style style:name="T19" style:parent-style-name="Accentuation" style:family="text">
      <style:text-properties fo:language="en" fo:country="GB"/>
    </style:style>
    <style:style style:name="P20" style:parent-style-name="Standard" style:family="paragraph"/>
    <style:style style:name="T21" style:parent-style-name="Accentuation" style:family="text">
      <style:text-properties fo:language="en" fo:country="GB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T25" style:parent-style-name="Accentuation" style:family="text">
      <style:text-properties fo:language="en" fo:country="GB"/>
    </style:style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T29" style:parent-style-name="Accentuation" style:family="text">
      <style:text-properties fo:language="en" fo:country="GB"/>
    </style:style>
    <style:style style:name="P30" style:parent-style-name="Standard" style:family="paragraph"/>
    <style:style style:name="T31" style:parent-style-name="Accentuation" style:family="text">
      <style:text-properties fo:language="en" fo:country="GB"/>
    </style:style>
    <style:style style:name="P32" style:parent-style-name="Standard" style:family="paragraph">
      <style:paragraph-properties fo:margin-bottom="0.1944in"/>
    </style:style>
    <style:style style:name="P33" style:parent-style-name="Standard" style:family="paragraph">
      <style:paragraph-properties fo:margin-bottom="0.1944in"/>
    </style:style>
    <style:style style:name="P34" style:parent-style-name="Standard" style:family="paragraph">
      <style:paragraph-properties fo:margin-top="0.1944in" fo:margin-bottom="0.1944in"/>
    </style:style>
    <style:style style:name="T35" style:parent-style-name="Accentuation" style:family="text">
      <style:text-properties fo:font-style="normal" style:font-style-asian="normal"/>
    </style:style>
    <style:style style:name="T36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37" style:parent-style-name="Policepardéfaut" style:family="text">
      <style:text-properties fo:language="en" fo:country="GB"/>
    </style:style>
    <style:style style:name="T38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39" style:parent-style-name="Policepardéfaut" style:family="text">
      <style:text-properties fo:language="en" fo:country="GB"/>
    </style:style>
    <style:style style:name="T40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41" style:parent-style-name="Policepardéfaut" style:family="text">
      <style:text-properties fo:language="en" fo:country="GB"/>
    </style:style>
    <style:style style:name="T42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43" style:parent-style-name="Policepardéfaut" style:family="text">
      <style:text-properties fo:language="en" fo:country="GB"/>
    </style:style>
    <style:style style:name="T44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45" style:parent-style-name="Policepardéfaut" style:family="text">
      <style:text-properties fo:language="en" fo:country="GB"/>
    </style:style>
    <style:style style:name="T46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47" style:parent-style-name="Policepardéfaut" style:family="text">
      <style:text-properties fo:language="en" fo:country="GB"/>
    </style:style>
    <style:style style:name="T48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49" style:parent-style-name="Policepardéfaut" style:family="text">
      <style:text-properties fo:language="en" fo:country="GB"/>
    </style:style>
    <style:style style:name="T50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51" style:parent-style-name="Policepardéfaut" style:family="text">
      <style:text-properties fo:language="en" fo:country="GB"/>
    </style:style>
    <style:style style:name="T52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53" style:parent-style-name="Policepardéfaut" style:family="text">
      <style:text-properties fo:language="en" fo:country="GB"/>
    </style:style>
    <style:style style:name="T54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55" style:parent-style-name="Policepardéfaut" style:family="text">
      <style:text-properties fo:language="en" fo:country="GB"/>
    </style:style>
    <style:style style:name="T56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57" style:parent-style-name="Policepardéfaut" style:family="text">
      <style:text-properties fo:language="en" fo:country="GB"/>
    </style:style>
    <style:style style:name="T58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59" style:parent-style-name="Policepardéfaut" style:family="text">
      <style:text-properties fo:language="en" fo:country="GB"/>
    </style:style>
    <style:style style:name="T60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61" style:parent-style-name="Policepardéfaut" style:family="text">
      <style:text-properties fo:language="en" fo:country="GB"/>
    </style:style>
    <style:style style:name="T62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63" style:parent-style-name="Policepardéfaut" style:family="text">
      <style:text-properties fo:language="en" fo:country="GB"/>
    </style:style>
    <style:style style:name="T64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65" style:parent-style-name="Policepardéfaut" style:family="text">
      <style:text-properties fo:language="en" fo:country="GB"/>
    </style:style>
    <style:style style:name="T66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67" style:parent-style-name="Policepardéfaut" style:family="text">
      <style:text-properties fo:language="en" fo:country="GB"/>
    </style:style>
    <style:style style:name="T68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69" style:parent-style-name="Policepardéfaut" style:family="text">
      <style:text-properties fo:language="en" fo:country="GB"/>
    </style:style>
    <style:style style:name="T70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71" style:parent-style-name="Policepardéfaut" style:family="text">
      <style:text-properties fo:language="en" fo:country="GB"/>
    </style:style>
    <style:style style:name="T72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73" style:parent-style-name="Policepardéfaut" style:family="text">
      <style:text-properties fo:language="en" fo:country="GB"/>
    </style:style>
    <style:style style:name="T74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75" style:parent-style-name="Policepardéfaut" style:family="text">
      <style:text-properties fo:language="en" fo:country="GB"/>
    </style:style>
    <style:style style:name="T76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77" style:parent-style-name="Policepardéfaut" style:family="text">
      <style:text-properties fo:language="en" fo:country="GB"/>
    </style:style>
    <style:style style:name="T78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79" style:parent-style-name="Policepardéfaut" style:family="text">
      <style:text-properties fo:language="en" fo:country="GB"/>
    </style:style>
    <style:style style:name="T80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81" style:parent-style-name="Policepardéfaut" style:family="text">
      <style:text-properties fo:language="en" fo:country="GB"/>
    </style:style>
    <style:style style:name="T82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83" style:parent-style-name="Policepardéfaut" style:family="text">
      <style:text-properties fo:language="en" fo:country="GB"/>
    </style:style>
    <style:style style:name="T84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85" style:parent-style-name="Policepardéfaut" style:family="text">
      <style:text-properties fo:language="en" fo:country="GB"/>
    </style:style>
    <style:style style:name="T86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87" style:parent-style-name="Policepardéfaut" style:family="text">
      <style:text-properties fo:language="en" fo:country="GB"/>
    </style:style>
    <style:style style:name="T88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89" style:parent-style-name="Policepardéfaut" style:family="text">
      <style:text-properties fo:language="en" fo:country="GB"/>
    </style:style>
    <style:style style:name="T90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91" style:parent-style-name="Policepardéfaut" style:family="text">
      <style:text-properties fo:language="en" fo:country="GB"/>
    </style:style>
    <style:style style:name="T92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93" style:parent-style-name="Policepardéfaut" style:family="text">
      <style:text-properties fo:language="en" fo:country="GB"/>
    </style:style>
    <style:style style:name="T94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95" style:parent-style-name="Policepardéfaut" style:family="text">
      <style:text-properties fo:language="en" fo:country="GB"/>
    </style:style>
    <style:style style:name="T96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97" style:parent-style-name="Policepardéfaut" style:family="text">
      <style:text-properties fo:language="en" fo:country="GB"/>
    </style:style>
    <style:style style:name="T98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99" style:parent-style-name="Policepardéfaut" style:family="text">
      <style:text-properties fo:language="en" fo:country="GB"/>
    </style:style>
    <style:style style:name="T100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01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02" style:parent-style-name="Policepardéfaut" style:family="text">
      <style:text-properties fo:language="en" fo:country="GB"/>
    </style:style>
    <style:style style:name="T103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04" style:parent-style-name="Policepardéfaut" style:family="text">
      <style:text-properties fo:language="en" fo:country="GB"/>
    </style:style>
    <style:style style:name="T105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06" style:parent-style-name="Policepardéfaut" style:family="text">
      <style:text-properties fo:language="en" fo:country="GB"/>
    </style:style>
    <style:style style:name="T107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08" style:parent-style-name="Policepardéfaut" style:family="text">
      <style:text-properties fo:language="en" fo:country="GB"/>
    </style:style>
    <style:style style:name="T109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10" style:parent-style-name="Policepardéfaut" style:family="text">
      <style:text-properties fo:language="en" fo:country="GB"/>
    </style:style>
    <style:style style:name="T111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12" style:parent-style-name="Policepardéfaut" style:family="text">
      <style:text-properties fo:language="en" fo:country="GB"/>
    </style:style>
    <style:style style:name="T113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14" style:parent-style-name="Policepardéfaut" style:family="text">
      <style:text-properties fo:language="en" fo:country="GB"/>
    </style:style>
    <style:style style:name="T115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16" style:parent-style-name="Policepardéfaut" style:family="text">
      <style:text-properties fo:language="en" fo:country="GB"/>
    </style:style>
    <style:style style:name="T117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18" style:parent-style-name="Policepardéfaut" style:family="text">
      <style:text-properties fo:language="en" fo:country="GB"/>
    </style:style>
    <style:style style:name="T119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20" style:parent-style-name="Policepardéfaut" style:family="text">
      <style:text-properties fo:language="en" fo:country="GB"/>
    </style:style>
    <style:style style:name="T121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22" style:parent-style-name="Policepardéfaut" style:family="text">
      <style:text-properties fo:language="en" fo:country="GB"/>
    </style:style>
    <style:style style:name="T123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24" style:parent-style-name="Policepardéfaut" style:family="text">
      <style:text-properties fo:language="en" fo:country="GB"/>
    </style:style>
    <style:style style:name="T125" style:parent-style-name="Policepardéfaut" style:family="text">
      <style:text-properties style:font-name="Verdana" fo:font-weight="bold" style:font-weight-asian="bold" style:font-weight-complex="bold" fo:font-size="10pt" style:font-size-asian="10pt" style:font-size-complex="10pt" fo:language="en" fo:country="GB"/>
    </style:style>
    <style:style style:name="T126" style:parent-style-name="StrongEmphasis" style:family="text">
      <style:text-properties style:font-name="Verdana" style:font-name-complex="Verdana" fo:font-size="10pt" style:font-size-asian="10pt" style:font-size-complex="10pt" fo:language="en" fo:country="GB"/>
    </style:style>
    <style:style style:name="T127" style:parent-style-name="Policepardéfaut" style:family="text">
      <style:text-properties fo:language="en" fo:country="GB"/>
    </style:style>
    <style:style style:name="P128" style:parent-style-name="Titre2" style:family="paragraph">
      <style:paragraph-properties fo:break-before="page"/>
      <style:text-properties fo:language="en" fo:country="GB"/>
    </style:style>
    <style:style style:name="S1" style:family="section">
      <style:section-properties fo:margin-left="0in" fo:margin-right="0in" style:writing-mode="lr-tb">
        <style:columns fo:column-count="2">
          <style:column style:rel-width="4819*" fo:start-indent="0in" fo:end-indent="0.2458in"/>
          <style:column style:rel-width="4819*" fo:start-indent="0.2458in" fo:end-indent="0in"/>
        </style:columns>
      </style:section-properties>
    </style:style>
    <style:style style:name="T129" style:parent-style-name="Policepardéfaut" style:family="text">
      <style:text-properties style:font-name="Arial" style:font-name-complex="Arial"/>
    </style:style>
    <style:style style:name="S2" style:family="section">
      <style:section-properties fo:margin-left="0in" fo:margin-right="0in" style:writing-mode="lr-tb"/>
    </style:style>
    <style:style style:name="P130" style:parent-style-name="Titre1" style:family="paragraph">
      <style:text-properties style:font-name="Arial" style:font-name-complex="Arial"/>
    </style:style>
    <style:style style:name="P131" style:parent-style-name="Titre1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 fo:font-weight="bold" style:font-weight-asian="bold" style:font-weight-complex="bold" fo:language="en" fo:country="GB"/>
    </style:style>
    <style:style style:name="P133" style:parent-style-name="Standard" style:family="paragraph">
      <style:text-properties style:font-name="Arial" style:font-name-complex="Arial" fo:font-weight="bold" style:font-weight-asian="bold" style:font-weight-complex="bold" fo:language="en" fo:country="GB"/>
    </style:style>
    <style:style style:name="S3" style:family="section">
      <style:section-properties fo:margin-left="0in" fo:margin-right="0in" style:writing-mode="lr-tb">
        <style:columns fo:column-count="2">
          <style:column style:rel-width="4819*" fo:start-indent="0in" fo:end-indent="0.2458in"/>
          <style:column style:rel-width="4819*" fo:start-indent="0.2458in" fo:end-indent="0in"/>
        </style:columns>
      </style:section-properties>
    </style:style>
    <style:style style:name="P134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35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3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3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3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39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4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4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4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4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4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45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4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4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4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4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5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5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5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5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5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5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5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5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5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5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6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6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6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6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6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6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6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6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6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69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7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7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7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7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7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75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7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7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7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79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8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8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8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8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8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8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8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8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8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8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9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9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9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9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9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9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9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9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19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19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P200" style:parent-style-name="Standard" style:family="paragraph">
      <style:text-properties style:font-name="Arial" style:font-name-complex="Arial" fo:font-size="11pt" style:font-size-asian="11pt" fo:language="en" fo:country="GB"/>
    </style:style>
    <style:style style:name="T20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0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0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0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05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0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0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0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09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1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1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1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P213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1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1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1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1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1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1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2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2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2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2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2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25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2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2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2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P229" style:parent-style-name="Standard" style:family="paragraph">
      <style:text-properties style:font-name="Arial" style:font-name-complex="Arial" fo:font-size="11pt" style:font-size-asian="11pt" fo:language="en" fo:country="GB"/>
    </style:style>
    <style:style style:name="T23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3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3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3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3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3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3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3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P238" style:parent-style-name="Standard" style:family="paragraph">
      <style:text-properties style:font-name="Arial" style:font-name-complex="Arial" fo:font-size="11pt" style:font-size-asian="11pt" fo:language="en" fo:country="GB"/>
    </style:style>
    <style:style style:name="P239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4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4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4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P243" style:parent-style-name="Standard" style:family="paragraph">
      <style:text-properties style:font-name="Arial" style:font-name-complex="Arial" fo:font-size="11pt" style:font-size-asian="11pt" fo:language="en" fo:country="GB"/>
    </style:style>
    <style:style style:name="T24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4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4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4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4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4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5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5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5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5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5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5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5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5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5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5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6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6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6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6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6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65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6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6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6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69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7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7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7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7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7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75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7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7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7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P279" style:parent-style-name="Standard" style:family="paragraph">
      <style:text-properties style:font-name="Arial" style:font-name-complex="Arial" fo:font-size="11pt" style:font-size-asian="11pt" fo:language="en" fo:country="GB"/>
    </style:style>
    <style:style style:name="T28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8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8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8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8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8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8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8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8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8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9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9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9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9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9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9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9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9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29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299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0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0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0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0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0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0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0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0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0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0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1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1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1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1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1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1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1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1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1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1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2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2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2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2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P324" style:parent-style-name="Standard" style:family="paragraph">
      <style:text-properties style:font-name="Arial" style:font-name-complex="Arial" fo:font-size="11pt" style:font-size-asian="11pt" fo:language="en" fo:country="GB"/>
    </style:style>
    <style:style style:name="P325" style:parent-style-name="Standard" style:family="paragraph">
      <style:text-properties style:font-name="Arial" style:font-name-complex="Arial" fo:font-size="11pt" style:font-size-asian="11pt" fo:language="en" fo:country="GB"/>
    </style:style>
    <style:style style:name="T32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2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P328" style:parent-style-name="Standard" style:family="paragraph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29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3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3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3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3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3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35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3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3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3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39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4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4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4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4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4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4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4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4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48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49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50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51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52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53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54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55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56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57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5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59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60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61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62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63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64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65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66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67" style:parent-style-name="Policepardéfaut" style:family="text">
      <style:text-properties style:font-name="Arial" style:font-name-complex="Arial" fo:font-style="italic" style:font-style-asian="italic" style:font-style-complex="italic" fo:font-size="11pt" style:font-size-asian="11pt" fo:language="en" fo:country="GB"/>
    </style:style>
    <style:style style:name="T368" style:parent-style-name="Policepardéfaut" style:family="text">
      <style:text-properties style:font-name="Arial" style:font-name-complex="Arial" fo:font-size="11pt" style:font-size-asian="11pt" fo:language="en" fo:country="GB"/>
    </style:style>
    <style:style style:name="T369" style:parent-style-name="Policepardéfaut" style:family="text">
      <style:text-properties fo:font-style="italic" style:font-style-asian="italic" style:font-style-complex="italic" fo:font-size="11pt" style:font-size-asian="11pt" fo:language="en" fo:country="GB"/>
    </style:style>
    <style:style style:name="T370" style:parent-style-name="Policepardéfaut" style:family="text">
      <style:text-properties fo:font-size="11pt" style:font-size-asian="11pt" fo:language="en" fo:country="GB"/>
    </style:style>
    <style:style style:name="T371" style:parent-style-name="Policepardéfaut" style:family="text">
      <style:text-properties fo:font-size="11pt" style:font-size-asian="11pt" fo:language="en" fo:country="GB"/>
    </style:style>
    <style:style style:name="S4" style:family="section">
      <style:section-properties fo:margin-left="0in" fo:margin-right="0in" style:writing-mode="lr-tb"/>
    </style:style>
    <style:style style:name="P372" style:parent-style-name="Standard" style:family="paragraph">
      <style:text-properties fo:language="en" fo:country="GB"/>
    </style:style>
    <style:style style:name="P373" style:parent-style-name="Standard" style:family="paragraph">
      <style:text-properties fo:language="en" fo:country="GB"/>
    </style:style>
    <style:style style:name="T374" style:parent-style-name="Policepardéfaut" style:family="text">
      <style:text-properties fo:font-weight="bold" style:font-weight-asian="bold" fo:font-size="16pt" style:font-size-asian="16pt" style:font-size-complex="16pt" fo:language="en" fo:country="GB"/>
    </style:style>
    <style:style style:name="T375" style:parent-style-name="Policepardéfaut" style:family="text">
      <style:text-properties fo:language="en" fo:country="GB"/>
    </style:style>
    <style:style style:name="T376" style:parent-style-name="Policepardéfaut" style:family="text">
      <style:text-properties fo:language="en" fo:country="GB"/>
    </style:style>
    <style:style style:name="T377" style:parent-style-name="Policepardéfaut" style:family="text">
      <style:text-properties fo:language="en" fo:country="GB"/>
    </style:style>
    <style:style style:name="P378" style:parent-style-name="Standard" style:family="paragraph">
      <style:text-properties fo:language="en" fo:country="GB"/>
    </style:style>
    <style:style style:name="S5" style:family="section">
      <style:section-properties fo:margin-left="0in" fo:margin-right="0in" style:writing-mode="lr-tb">
        <style:columns fo:column-count="2">
          <style:column style:rel-width="4819*" fo:start-indent="0in" fo:end-indent="0.2458in"/>
          <style:column style:rel-width="4819*" fo:start-indent="0.2458in" fo:end-indent="0in"/>
        </style:columns>
      </style:section-properties>
    </style:style>
    <style:style style:name="P37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8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81" style:parent-style-name="Standard" style:family="paragraph">
      <style:text-properties style:font-name="Arial" style:font-name-complex="Arial" fo:font-weight="bold" style:font-weight-asian="bold" style:font-weight-complex="bold" fo:font-size="8pt" style:font-size-asian="8pt" fo:language="en" fo:country="GB"/>
    </style:style>
    <style:style style:name="P38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83" style:parent-style-name="Standard" style:family="paragraph">
      <style:text-properties style:font-name="Arial" style:font-name-complex="Arial" fo:font-weight="bold" style:font-weight-asian="bold" style:font-weight-complex="bold" fo:font-size="8pt" style:font-size-asian="8pt" fo:language="en" fo:country="GB"/>
    </style:style>
    <style:style style:name="P38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8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86" style:parent-style-name="Standard" style:family="paragraph">
      <style:text-properties style:font-name="Arial" style:font-name-complex="Arial" fo:font-weight="bold" style:font-weight-asian="bold" style:font-weight-complex="bold" fo:font-size="8pt" style:font-size-asian="8pt" fo:language="en" fo:country="GB"/>
    </style:style>
    <style:style style:name="P38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8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89" style:parent-style-name="Standard" style:family="paragraph">
      <style:text-properties style:font-name="Arial" style:font-name-complex="Arial" fo:font-weight="bold" style:font-weight-asian="bold" style:font-weight-complex="bold" fo:font-size="8pt" style:font-size-asian="8pt" fo:language="en" fo:country="GB"/>
    </style:style>
    <style:style style:name="P39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9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92" style:parent-style-name="Standard" style:family="paragraph">
      <style:text-properties style:font-name="Arial" style:font-name-complex="Arial" fo:font-weight="bold" style:font-weight-asian="bold" style:font-weight-complex="bold" fo:font-size="8pt" style:font-size-asian="8pt" fo:language="en" fo:country="GB"/>
    </style:style>
    <style:style style:name="P39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9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95" style:parent-style-name="Standard" style:family="paragraph">
      <style:text-properties style:font-name="Arial" style:font-name-complex="Arial" fo:font-weight="bold" style:font-weight-asian="bold" style:font-weight-complex="bold" fo:font-size="8pt" style:font-size-asian="8pt" fo:language="en" fo:country="GB"/>
    </style:style>
    <style:style style:name="P39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97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9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39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400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401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402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403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S6" style:family="section">
      <style:section-properties fo:margin-left="0in" fo:margin-right="0in" style:writing-mode="lr-tb"/>
    </style:style>
    <style:style style:name="P40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405" style:parent-style-name="Standard" style:family="paragraph">
      <style:text-properties style:font-name="Arial" style:font-name-complex="Arial" fo:font-weight="bold" style:font-weight-asian="bold" style:font-weight-complex="bold" fo:font-size="16pt" style:font-size-asian="16pt" style:font-size-complex="16pt" fo:language="en" fo:country="GB"/>
    </style:style>
    <style:style style:name="P406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407" style:parent-style-name="Standard" style:family="paragraph">
      <style:text-properties style:font-name="Arial" style:font-name-complex="Arial" style:font-weight-complex="bold" fo:font-size="11pt" style:font-size-asian="11pt" fo:language="en" fo:country="GB"/>
    </style:style>
    <style:style style:name="P40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409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fo:language="en" fo:country="GB"/>
    </style:style>
    <style:style style:name="P410" style:parent-style-name="Standard" style:family="paragraph">
      <style:text-properties style:font-name="Arial" style:font-name-complex="Arial" style:font-weight-complex="bold" fo:font-style="italic" style:font-style-asian="italic" fo:font-size="11pt" style:font-size-asian="11pt" fo:language="en" fo:country="GB"/>
    </style:style>
    <style:style style:name="P411" style:parent-style-name="Standard" style:family="paragraph">
      <style:text-properties fo:language="en" fo:country="GB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JOB SEEKING</text:p>
      <text:p text:style-name="P3">Useful vocabulary (adjectives) to describe yourself</text:p>
      <text:p text:style-name="P4"/>
      <text:p text:style-name="P5"/>
      <text:p text:style-name="P6">Your profile is very personal, so you will need to look up specific vocabulary to describe yourself in a cover letter<text:s/>or at a job interview, but here are some useful expressions:</text:p>
      <text:list text:style-name="WW8Num6">
        <text:list-item>
          <text:p text:style-name="P7"><text:span text:style-name="T8">intelligent and c</text:span><text:span text:style-name="Accentuation">urious</text:span></text:p>
        </text:list-item>
        <text:list-item>
          <text:p text:style-name="P9"><text:span text:style-name="Accentuation">oriented toward growth and learning</text:span></text:p>
        </text:list-item>
        <text:list-item>
          <text:p text:style-name="P10"><text:span text:style-name="T11">open-minded</text:span></text:p>
        </text:list-item>
        <text:list-item>
          <text:p text:style-name="P12"><text:span text:style-name="Accentuation">friendly and outgoing</text:span></text:p>
        </text:list-item>
        <text:list-item>
          <text:p text:style-name="P13"><text:span text:style-name="Accentuation">generous and thoughtful</text:span></text:p>
        </text:list-item>
        <text:list-item>
          <text:p text:style-name="P14"><text:span text:style-name="Accentuation">flexible - not rigid</text:span></text:p>
        </text:list-item>
        <text:list-item>
          <text:p text:style-name="P15"><text:span text:style-name="T16">love to travel and experience new places and learn about</text:span><text:span text:style-name="T17"><text:s/>different cultures</text:span></text:p>
        </text:list-item>
        <text:list-item>
          <text:p text:style-name="P18"><text:span text:style-name="T19">a leader (yet open to advice and learning from others)</text:span></text:p>
        </text:list-item>
        <text:list-item>
          <text:p text:style-name="P20"><text:span text:style-name="T21">confident and assertive ( but not over-bearing)</text:span></text:p>
        </text:list-item>
        <text:list-item>
          <text:p text:style-name="P22"><text:span text:style-name="Accentuation">honest and loyal</text:span></text:p>
        </text:list-item>
        <text:list-item>
          <text:p text:style-name="P23"><text:span text:style-name="Accentuation">thrive on challenge</text:span></text:p>
        </text:list-item>
        <text:list-item>
          <text:p text:style-name="P24"><text:span text:style-name="T25">responsible - someone people can count on/ rely on /trust</text:span></text:p>
        </text:list-item>
        <text:list-item>
          <text:p text:style-name="P26"><text:span text:style-name="Accentuation">easy-going</text:span></text:p>
        </text:list-item>
        <text:list-item>
          <text:p text:style-name="P27"><text:span text:style-name="Accentuation">energetic - zest for life</text:span></text:p>
        </text:list-item>
        <text:list-item>
          <text:p text:style-name="P28"><text:span text:style-name="T29">realistic - not naive but not cynical</text:span></text:p>
        </text:list-item>
        <text:list-item>
          <text:p text:style-name="P30"><text:span text:style-name="T31">a positive outlook on life</text:span></text:p>
        </text:list-item>
        <text:list-item>
          <text:p text:style-name="P32"><text:span text:style-name="Accentuation">supportive &amp; kind</text:span></text:p>
        </text:list-item>
      </text:list>
      <text:p text:style-name="P33"/>
      <text:p text:style-name="P34"><text:span text:style-name="T35">Some other descriptive adjectives :</text:span></text:p>
      <text:p text:style-name="Standard"><text:span text:style-name="T36">RELIABLE</text:span><text:span text:style-name="T37"><text:s/>/<text:s/></text:span><text:span text:style-name="T38">ACADEMIC</text:span><text:span text:style-name="T39"><text:s/>/<text:s/></text:span><text:span text:style-name="T40">SPONTANEOUS</text:span><text:span text:style-name="T41"><text:s/>/<text:s/></text:span><text:span text:style-name="T42">VERSATILE</text:span><text:span text:style-name="T43"><text:s/>/<text:s/></text:span><text:span text:style-name="T44">HARDWORKING</text:span><text:span text:style-name="T45"><text:s/>/<text:s/></text:span><text:span text:style-name="T46">INTUITIVE</text:span><text:span text:style-name="T47"><text:s/>/<text:s/></text:span><text:span text:style-name="T48">ORIGINAL</text:span><text:span text:style-name="T49"><text:s/>/<text:s/></text:span><text:span text:style-name="T50">CONSERVATIVE /</text:span><text:span text:style-name="T51"><text:s/></text:span><text:span text:style-name="T52">AMBITIOUS /<text:s/></text:span><text:span text:style-name="T53"><text:s/></text:span><text:span text:style-name="T54">EAGER /</text:span><text:span text:style-name="T55"><text:s/></text:span><text:span text:style-name="T56">ARTICULATE /</text:span><text:span text:style-name="T57"><text:s/></text:span><text:span text:style-name="T58">SUPPORTIVE</text:span><text:span text:style-name="T59"><text:s/>/<text:s/></text:span><text:span text:style-name="T60">SECURE</text:span><text:span text:style-name="T61"><text:s/>/<text:s/></text:span><text:span text:style-name="T62">ADAPTABLE /<text:s/></text:span><text:span text:style-name="T63"><text:s/></text:span><text:span text:style-name="T64">QUIET</text:span><text:span text:style-name="T65"><text:s/>/<text:s/></text:span><text:span text:style-name="T66">STABLE /</text:span><text:span text:style-name="T67"><text:s/></text:span><text:span text:style-name="T68">STRUCTURED /</text:span><text:span text:style-name="T69"><text:s/></text:span><text:span text:style-name="T70">PERSEVERING</text:span><text:span text:style-name="T71"><text:s/>/<text:s/></text:span><text:span text:style-name="T72">ASSERTIVE</text:span><text:span text:style-name="T73"><text:s/>/<text:s/></text:span><text:span text:style-name="T74">RELAXED</text:span><text:span text:style-name="T75"><text:s/>/<text:s/></text:span><text:span text:style-name="T76">PERSUASIVE /</text:span><text:span text:style-name="T77"><text:s/></text:span><text:span text:style-name="T78">LOGICAL</text:span><text:span text:style-name="T79"><text:s/>/<text:s/></text:span><text:span text:style-name="T80">EMPATHETIC /</text:span><text:span text:style-name="T81"><text:s/></text:span><text:span text:style-name="T82">FORCEFUL /</text:span><text:span text:style-name="T83"><text:s/></text:span><text:span text:style-name="T84">COMPETITIVE /</text:span><text:span text:style-name="T85"><text:s/></text:span><text:span text:style-name="T86">MODEST</text:span><text:span text:style-name="T87"><text:s/>/<text:s/></text:span><text:span text:style-name="T88">MOTIVATED /</text:span><text:span text:style-name="T89"><text:s/></text:span><text:span text:style-name="T90">CREATIVE /</text:span><text:span text:style-name="T91"><text:s/></text:span><text:span text:style-name="T92">ADVENTUROUS /</text:span><text:span text:style-name="T93"><text:s/></text:span><text:span text:style-name="T94">ANALYTICAL /</text:span><text:span text:style-name="T95"><text:s/></text:span><text:span text:style-name="T96">CURIOUS</text:span><text:span text:style-name="T97"><text:s text:c="2"/>/<text:s/></text:span><text:span text:style-name="T98">INTROSPECTIVE</text:span><text:span text:style-name="T99"><text:s/>/<text:s/></text:span><text:span text:style-name="T100">IMAGINAT</text:span><text:span text:style-name="T101">IVE /</text:span><text:span text:style-name="T102"><text:s/></text:span><text:span text:style-name="T103">CAREFUL</text:span><text:span text:style-name="T104"><text:s/>/ <text:s/></text:span><text:span text:style-name="T105">STRONG /</text:span><text:span text:style-name="T106"><text:s/></text:span><text:span text:style-name="T107">MATURE</text:span><text:span text:style-name="T108"><text:s/>/<text:s/></text:span><text:span text:style-name="T109">DELIBERATE /</text:span><text:span text:style-name="T110"><text:s/></text:span><text:span text:style-name="T111">GOAL-ORIENTED</text:span><text:span text:style-name="T112"><text:s/>/<text:s/></text:span><text:span text:style-name="T113">ATTENTIVE /</text:span><text:span text:style-name="T114"><text:s/></text:span><text:span text:style-name="T115">INTELLECTUAL /</text:span><text:span text:style-name="T116"><text:s/></text:span><text:span text:style-name="T117">FLEXIBLE /</text:span><text:span text:style-name="T118"><text:s/></text:span><text:span text:style-name="T119">RESOURCEFUL</text:span><text:span text:style-name="T120"><text:s/>/<text:s/></text:span><text:span text:style-name="T121">LIBERAL /</text:span><text:span text:style-name="T122"><text:s/></text:span><text:span text:style-name="T123">IDEALISTIC /</text:span><text:span text:style-name="T124"><text:s/></text:span><text:span text:style-name="T125">(WELL-)</text:span><text:span text:style-name="T126">ORGANIZED</text:span><text:span text:style-name="T127"><text:s/>  </text:span></text:p>
      <text:h text:style-name="P128" text:outline-level="2"/>
      <text:section text:name="Sect1" text:style-name="S1">
        <text:h text:style-name="Titre2" text:outline-level="2"><draw:frame draw:z-index="251658240" draw:id="id0" draw:style-name="a0" draw:name="Objet1" text:anchor-type="as-char" svg:x="0in" svg:y="0in" svg:width="0.53333in" svg:height="0.3in" style:rel-width="scale" style:rel-height="scale"><draw:object-ole draw:class-id="11943940-36DE-11CF-953E-00C0A84029E9" xlink:href="Object 1" xlink:type="simple" xlink:show="embed" xlink:actuate="onLoad"/><draw:image xlink:href="ObjectReplacements/Object 1" xlink:type="simple" xlink:show="embed" xlink:actuate="onLoad"/><svg:title/><svg:desc>Objet OLE</svg:desc></draw:frame><text:span text:style-name="T129">PERSONALITY</text:span></text:h>
      </text:section>
      <text:section text:name="Sect2" text:style-name="S2">
        <text:h text:style-name="P130" text:outline-level="1"/>
        <text:h text:style-name="P131" text:outline-level="1">PERSONAL AND INTERPERSONAL SKILLS</text:h>
        <text:p text:style-name="P132">Adjectives that you can use<text:s/>to describe yourself</text:p>
        <text:p text:style-name="P133">(Use a dictionary to check what they mean when necessary)</text:p>
      </text:section>
      <text:section text:name="Sect3" text:style-name="S3">
        <text:p text:style-name="P134"/>
        <text:p text:style-name="Standard"><text:span text:style-name="T135">Academic</text:span><text:span text:style-name="T136"><text:s/>– studious</text:span></text:p>
        <text:p text:style-name="Standard"><text:span text:style-name="T137">Active</text:span><text:span text:style-name="T138"><text:s/>– lively</text:span></text:p>
        <text:p text:style-name="Standard"><text:span text:style-name="T139">Adaptable</text:span><text:span text:style-name="T140"><text:s/>– flexible</text:span></text:p>
        <text:p text:style-name="Standard"><text:span text:style-name="T141">Adept<text:s/></text:span><text:span text:style-name="T142">– skilled, expert, proficient</text:span></text:p>
        <text:p text:style-name="Standard"><text:span text:style-name="T143">Adventurous</text:span><text:span text:style-name="T144"><text:s/>– daring, risk-taking</text:span></text:p>
        <text:p text:style-name="Standard"><text:span text:style-name="T145">Aggressive</text:span><text:span text:style-name="T146"><text:s/>– assertive, combative</text:span></text:p>
        <text:p text:style-name="Standard"><text:span text:style-name="T147">Alert</text:span><text:span text:style-name="T148"><text:s/>– vigila</text:span><text:span text:style-name="T149">nt, watchful, aware</text:span></text:p>
        <text:p text:style-name="Standard"><text:span text:style-name="T150">Ambitious</text:span><text:span text:style-name="T151"><text:s/>– aspiring, determined</text:span></text:p>
        <text:p text:style-name="Standard"><text:span text:style-name="T152">Analytical<text:s/></text:span><text:span text:style-name="T153">– logical, critical</text:span></text:p>
        <text:p text:style-name="Standard"><text:span text:style-name="T154">Appreciative</text:span><text:span text:style-name="T155"><text:s/>– thankful, grateful</text:span></text:p>
        <text:p text:style-name="Standard"><text:span text:style-name="T156">Articulate</text:span><text:span text:style-name="T157"><text:s/>– expressive, well-spoken</text:span></text:p>
        <text:p text:style-name="Standard"><text:span text:style-name="T158">Artistic</text:span><text:span text:style-name="T159"><text:s/>– aesthetic</text:span></text:p>
        <text:p text:style-name="Standard"><text:span text:style-name="T160">Athletic</text:span><text:span text:style-name="T161"><text:s/>– strong</text:span></text:p>
        <text:p text:style-name="Standard"><text:span text:style-name="T162">Attentive</text:span><text:span text:style-name="T163"><text:s/>(to detail) – observant</text:span></text:p>
        <text:p text:style-name="Standard"><text:span text:style-name="T164">Balanced</text:span><text:span text:style-name="T165"><text:s/>– fair, just,<text:s/></text:span><text:span text:style-name="T166">impartial</text:span></text:p>
        <text:p text:style-name="Standard"><text:span text:style-name="T167">Broad-minded</text:span><text:span text:style-name="T168"><text:s/>– tolerant, liberal</text:span></text:p>
        <text:p text:style-name="Standard"><text:span text:style-name="T169">Businesslike</text:span><text:span text:style-name="T170"><text:s/>– efficient, diligent</text:span></text:p>
        <text:p text:style-name="Standard"><text:span text:style-name="T171">Calm</text:span><text:span text:style-name="T172"><text:s/>– composed, serene</text:span></text:p>
        <text:p text:style-name="Standard"><text:span text:style-name="T173">Candid</text:span><text:span text:style-name="T174"><text:s/>– frank, truthful</text:span></text:p>
        <text:p text:style-name="Standard"><text:span text:style-name="T175">Capable</text:span><text:span text:style-name="T176"><text:s/>– competent, expert,</text:span></text:p>
        <text:p text:style-name="Standard"><text:span text:style-name="T177">Careful</text:span><text:span text:style-name="T178"><text:s/>– cautious, painstaking</text:span></text:p>
        <text:p text:style-name="Standard"><text:span text:style-name="T179">Charitable</text:span><text:span text:style-name="T180"><text:s/>– giving</text:span></text:p>
        <text:p text:style-name="Standard"><text:span text:style-name="T181">Cheerful</text:span><text:span text:style-name="T182"><text:s/>– good-natured</text:span></text:p>
        <text:p text:style-name="Standard"><text:span text:style-name="T183">Clever</text:span><text:span text:style-name="T184"><text:s/>– bright, sharp,<text:s/></text:span><text:span text:style-name="T185">quick</text:span></text:p>
        <text:p text:style-name="Standard"><text:span text:style-name="T186">Competent<text:s/></text:span><text:span text:style-name="T187">– skillful, proficient</text:span></text:p>
        <text:p text:style-name="Standard"><text:span text:style-name="T188">Competitive</text:span><text:span text:style-name="T189"><text:s/>– combative, striving</text:span></text:p>
        <text:p text:style-name="Standard"><text:span text:style-name="T190">Confident</text:span><text:span text:style-name="T191"><text:s/>– self-confident / assured</text:span></text:p>
        <text:p text:style-name="Standard"><text:span text:style-name="T192">Conscientious</text:span><text:span text:style-name="T193"><text:s/>– reliable, responsible</text:span></text:p>
        <text:p text:style-name="Standard"><text:span text:style-name="T194">Considerate</text:span><text:span text:style-name="T195"><text:s/>– thoughtful, kind</text:span></text:p>
        <text:p text:style-name="Standard"><text:span text:style-name="T196">Consistent</text:span><text:span text:style-name="T197"><text:s/>– steady, regular, constant</text:span></text:p>
        <text:p text:style-name="Standard"><text:span text:style-name="T198">Conventional</text:span><text:span text:style-name="T199"><text:s/>– traditional</text:span></text:p>
        <text:p text:style-name="P200">Curious - inquisitive</text:p>
        <text:p text:style-name="Standard"><text:span text:style-name="T201">Diplomatic</text:span><text:span text:style-name="T202"><text:s/>– tactful</text:span></text:p>
        <text:p text:style-name="Standard"><text:span text:style-name="T203">Discreet</text:span><text:span text:style-name="T204"><text:s/>–</text:span></text:p>
        <text:p text:style-name="Standard"><text:span text:style-name="T205">Dominant</text:span><text:span text:style-name="T206"><text:s/>– commanding, authoritative</text:span></text:p>
        <text:p text:style-name="Standard"><text:span text:style-name="T207">Easygoing</text:span><text:span text:style-name="T208"><text:s/>–</text:span></text:p>
        <text:p text:style-name="Standard"><text:span text:style-name="T209">Effective</text:span><text:span text:style-name="T210"><text:s/>– productive</text:span></text:p>
        <text:p text:style-name="Standard"><text:span text:style-name="T211">Efficient</text:span><text:span text:style-name="T212"><text:s/>– work-saving, time-saving</text:span></text:p>
        <text:p text:style-name="P213">Eloquent</text:p>
        <text:p text:style-name="Standard"><text:span text:style-name="T214">Empathetic</text:span><text:span text:style-name="T215"><text:s/>– understanding, caring</text:span></text:p>
        <text:p text:style-name="Standard"><text:span text:style-name="T216">Energetic</text:span><text:span text:style-name="T217"><text:s/>– active, dynamic, lively</text:span></text:p>
        <text:p text:style-name="Standard"><text:span text:style-name="T218">Enterprising</text:span><text:span text:style-name="T219"><text:s/>–<text:s/></text:span><text:span text:style-name="T220">venturesome,</text:span><text:span text:style-name="T221"><text:line-break/></text:span><text:span text:style-name="T222"><text:s text:c="23"/>hardworking</text:span></text:p>
        <text:p text:style-name="Standard"><text:span text:style-name="T223">Enthusiastic<text:s/></text:span><text:span text:style-name="T224">– eager</text:span></text:p>
        <text:p text:style-name="Standard"><text:span text:style-name="T225">Erudite</text:span><text:span text:style-name="T226"><text:s/>– well-informed, literate</text:span></text:p>
        <text:p text:style-name="Standard"><text:span text:style-name="T227">Ethical<text:s/></text:span><text:span text:style-name="T228">– moral</text:span></text:p>
        <text:p text:style-name="P229">Expressive (in words)</text:p>
        <text:p text:style-name="Standard"><text:span text:style-name="T230">Fair-minded</text:span><text:span text:style-name="T231"><text:s/>– impartial, unprejudiced</text:span></text:p>
        <text:p text:style-name="Standard"><text:span text:style-name="T232">Farsighted</text:span><text:span text:style-name="T233"><text:s/>–</text:span></text:p>
        <text:p text:style-name="Standard"><text:span text:style-name="T234">Firm</text:span><text:span text:style-name="T235"><text:s/>– steady, single-minded</text:span></text:p>
        <text:p text:style-name="Standard"><text:span text:style-name="T236">Flexible</text:span><text:span text:style-name="T237"><text:s/>– adaptable</text:span></text:p>
        <text:p text:style-name="P238">Friendly</text:p>
        <text:p text:style-name="P239"/>
        <text:p text:style-name="Standard"><text:span text:style-name="T240">Forc</text:span><text:span text:style-name="T241">eful</text:span><text:span text:style-name="T242"><text:s/>– strong</text:span></text:p>
        <text:p text:style-name="P243">Fun-loving, lighthearted</text:p>
        <text:p text:style-name="Standard"><text:span text:style-name="T244">Generous</text:span><text:span text:style-name="T245"><text:s/>– giving</text:span></text:p>
        <text:p text:style-name="Standard"><text:span text:style-name="T246">Gentle</text:span><text:span text:style-name="T247"><text:s/>– compassionate</text:span></text:p>
        <text:p text:style-name="Standard"><text:span text:style-name="T248">Helpful</text:span><text:span text:style-name="T249"><text:s/>– constructive, supportive</text:span></text:p>
        <text:p text:style-name="Standard"><text:span text:style-name="T250">Honest</text:span><text:span text:style-name="T251"><text:s/>– truthful, straightforward</text:span></text:p>
        <text:p text:style-name="Standard"><text:span text:style-name="T252">Humorous<text:s/></text:span><text:span text:style-name="T253">– witty, comic</text:span></text:p>
        <text:p text:style-name="Standard"><text:span text:style-name="T254">Imaginative<text:s/></text:span><text:span text:style-name="T255">– inventive, creative</text:span></text:p>
        <text:p text:style-name="Standard"><text:span text:style-name="T256">Independent<text:s/></text:span><text:span text:style-name="T257">– self-reliant</text:span></text:p>
        <text:p text:style-name="Standard"><text:span text:style-name="T258">Industrious<text:s/></text:span><text:span text:style-name="T259">–<text:s/></text:span><text:span text:style-name="T260">hardworking, busy</text:span></text:p>
        <text:p text:style-name="Standard"><text:span text:style-name="T261">Kind<text:s/></text:span><text:span text:style-name="T262">– good-hearted</text:span></text:p>
        <text:p text:style-name="Standard"><text:span text:style-name="T263">Literary</text:span><text:span text:style-name="T264"><text:s/>– poetic, bookish</text:span></text:p>
        <text:p text:style-name="Standard"><text:span text:style-name="T265">Logical</text:span><text:span text:style-name="T266"><text:s/>– rational, well-organized</text:span></text:p>
        <text:p text:style-name="Standard"><text:span text:style-name="T267">Loyal<text:s/></text:span><text:span text:style-name="T268">– faithful</text:span></text:p>
        <text:p text:style-name="Standard"><text:span text:style-name="T269">Methodical</text:span><text:span text:style-name="T270"><text:s/>– systematic, neat, exact</text:span></text:p>
        <text:p text:style-name="Standard"><text:span text:style-name="T271">Meticulous</text:span><text:span text:style-name="T272"><text:s/>– precise, perfectionist</text:span></text:p>
        <text:p text:style-name="Standard"><text:span text:style-name="T273">Modest</text:span><text:span text:style-name="T274"><text:s/>– unassuming</text:span></text:p>
        <text:p text:style-name="Standard"><text:span text:style-name="T275">Observant<text:s/></text:span><text:span text:style-name="T276">– attentive, watchful, aware</text:span></text:p>
        <text:p text:style-name="Standard"><text:span text:style-name="T277">Open-minded</text:span><text:span text:style-name="T278"><text:s/>– receptive, objective</text:span></text:p>
        <text:p text:style-name="P279">Optimistic</text:p>
        <text:p text:style-name="Standard"><text:span text:style-name="T280">Orderly<text:s/></text:span><text:span text:style-name="T281">– neat, disciplined, tidy</text:span></text:p>
        <text:p text:style-name="Standard"><text:span text:style-name="T282">Original<text:s/></text:span><text:span text:style-name="T283">– inventive</text:span></text:p>
        <text:p text:style-name="Standard"><text:span text:style-name="T284">Outgoing</text:span><text:span text:style-name="T285"><text:s/>– friendly, sociable, warm</text:span></text:p>
        <text:p text:style-name="Standard"><text:span text:style-name="T286">Passionate</text:span><text:span text:style-name="T287"><text:s/>– intense</text:span></text:p>
        <text:p text:style-name="Standard"><text:span text:style-name="T288">Patient</text:span><text:span text:style-name="T289"><text:s/>– persevering, uncomplaining</text:span></text:p>
        <text:p text:style-name="Standard"><text:span text:style-name="T290">Persistent</text:span><text:span text:style-name="T291"><text:s/>–</text:span></text:p>
        <text:p text:style-name="Standard"><text:span text:style-name="T292">Persuasive</text:span><text:span text:style-name="T293"><text:s/>– convincing</text:span></text:p>
        <text:p text:style-name="Standard"><text:span text:style-name="T294">Polite<text:s/></text:span><text:span text:style-name="T295">– respectful</text:span></text:p>
        <text:p text:style-name="Standard"><text:span text:style-name="T296">Posi</text:span><text:span text:style-name="T297">tive</text:span><text:span text:style-name="T298"><text:s/>– forward-looking</text:span></text:p>
        <text:p text:style-name="Standard"><text:span text:style-name="T299">Practical<text:s/></text:span><text:span text:style-name="T300">– pragmatic</text:span></text:p>
        <text:p text:style-name="Standard"><text:span text:style-name="T301">Precise</text:span><text:span text:style-name="T302"><text:s/>– exact</text:span></text:p>
        <text:p text:style-name="Standard"><text:span text:style-name="T303">Productive</text:span><text:span text:style-name="T304"><text:s/>– prolific</text:span><text:span text:style-name="T305"><text:tab/></text:span></text:p>
        <text:p text:style-name="Standard"><text:span text:style-name="T306">Prudent<text:s/></text:span><text:span text:style-name="T307">– sensible, careful</text:span></text:p>
        <text:p text:style-name="Standard"><text:span text:style-name="T308">Punctual</text:span><text:span text:style-name="T309"><text:s/>– on time, steady</text:span></text:p>
        <text:p text:style-name="Standard"><text:span text:style-name="T310">Purposeful</text:span><text:span text:style-name="T311"><text:s/>– resolved</text:span></text:p>
        <text:p text:style-name="Standard"><text:span text:style-name="T312">Realistic<text:s/></text:span><text:span text:style-name="T313">–</text:span></text:p>
        <text:p text:style-name="Standard"><text:span text:style-name="T314">Reasoning</text:span><text:span text:style-name="T315"><text:s/>– logical</text:span></text:p>
        <text:p text:style-name="Standard"><text:span text:style-name="T316">Reflective</text:span><text:span text:style-name="T317"><text:s/>– thoughtful</text:span></text:p>
        <text:p text:style-name="Standard"><text:span text:style-name="T318">Reliable</text:span><text:span text:style-name="T319"><text:s/>– dependable, trustworthy</text:span></text:p>
        <text:p text:style-name="Standard"><text:span text:style-name="T320">Reserved<text:s/></text:span><text:span text:style-name="T321">– shy</text:span></text:p>
        <text:p text:style-name="Standard"><text:span text:style-name="T322">Responsible</text:span><text:span text:style-name="T323"><text:s/>– mature, reliable</text:span></text:p>
        <text:p text:style-name="P324">Receptive</text:p>
        <text:p text:style-name="P325">Self-controlled, composed</text:p>
        <text:p text:style-name="Standard"><text:span text:style-name="T326">Self-starting</text:span><text:span text:style-name="T327"><text:s/>– resourceful</text:span></text:p>
        <text:p text:style-name="P328">Sensible – have common sense</text:p>
        <text:p text:style-name="Standard"><text:span text:style-name="T329">Sensitive<text:s/></text:span><text:span text:style-name="T330">– perceptive</text:span></text:p>
        <text:p text:style-name="Standard"><text:span text:style-name="T331">Serious</text:span><text:span text:style-name="T332"><text:s/>–</text:span></text:p>
        <text:p text:style-name="Standard"><text:span text:style-name="T333">Shrewd<text:s/></text:span><text:span text:style-name="T334">– astute,</text:span></text:p>
        <text:p text:style-name="Standard"><text:span text:style-name="T335">Sincere</text:span><text:span text:style-name="T336"><text:s/>– truthful</text:span></text:p>
        <text:p text:style-name="Standard"><text:span text:style-name="T337">Sociable</text:span><text:span text:style-name="T338"><text:s/>– outgoing</text:span></text:p>
        <text:p text:style-name="Standard"><text:span text:style-name="T339">Spontaneous</text:span><text:span text:style-name="T340"><text:s/>– impulsive,<text:s/></text:span><text:span text:style-name="T341">instinctive</text:span></text:p>
        <text:p text:style-name="Standard"><text:span text:style-name="T342">Stable</text:span><text:span text:style-name="T343"><text:s/>– solid, steady, reliable</text:span></text:p>
        <text:p text:style-name="Standard"><text:span text:style-name="T344">Successful</text:span><text:span text:style-name="T345"><text:s/>– accomplished</text:span></text:p>
        <text:p text:style-name="Standard"><text:span text:style-name="T346">Sympathetic</text:span><text:span text:style-name="T347"><text:s/>– humane, warm, kind</text:span></text:p>
        <text:p text:style-name="Standard"><text:span text:style-name="T348">Tactful</text:span><text:span text:style-name="T349"><text:s/>– considerate, discreet</text:span></text:p>
        <text:p text:style-name="Standard"><text:span text:style-name="T350">Tenacious</text:span><text:span text:style-name="T351"><text:s/>– persistent, firm</text:span></text:p>
        <text:p text:style-name="Standard"><text:span text:style-name="T352">Theoretical</text:span><text:span text:style-name="T353"><text:s/>– abstract, academic</text:span></text:p>
        <text:p text:style-name="Standard"><text:span text:style-name="T354">Thorough</text:span><text:span text:style-name="T355"><text:s/>– exhaustive, complete</text:span></text:p>
        <text:p text:style-name="Standard"><text:span text:style-name="T356">Thoughtful</text:span><text:span text:style-name="T357"><text:s/>–<text:s/></text:span><text:span text:style-name="T358">contemplative, serious</text:span></text:p>
        <text:p text:style-name="Standard"><text:span text:style-name="T359">Tolerant</text:span><text:span text:style-name="T360"><text:s/>–</text:span></text:p>
        <text:p text:style-name="Standard"><text:span text:style-name="T361">Tough-minded</text:span><text:span text:style-name="T362"><text:s/>– unsentimental, firm</text:span></text:p>
        <text:p text:style-name="Standard"><text:span text:style-name="T363">Understanding</text:span><text:span text:style-name="T364"><text:s/>–perceptive</text:span></text:p>
        <text:p text:style-name="Standard"><text:span text:style-name="T365">Versatile</text:span><text:span text:style-name="T366"><text:s/>– many-skilled</text:span></text:p>
        <text:p text:style-name="Standard"><text:span text:style-name="T367">Vivacious</text:span><text:span text:style-name="T368"><text:s/>– lively</text:span></text:p>
        <text:p text:style-name="Standard"><text:span text:style-name="T369">Warm<text:s/></text:span><text:span text:style-name="T370">– affectionate, loving, kind</text:span><text:span text:style-name="T371"><text:line-break/></text:span></text:p>
      </text:section>
      <text:section text:name="Sect4" text:style-name="S4">
        <text:p text:style-name="P372"/>
        <text:p text:style-name="P373"/>
        <text:p text:style-name="Standard"><text:span text:style-name="T374">Exercise 1</text:span><text:span text:style-name="T375"><text:s/>– Choose 10 positive personal skills that describe your personality</text:span><text:span text:style-name="T376"><text:line-break/></text:span><text:span text:style-name="T377">(If you have difficulties with this, ask someone who knows you well to describe you)</text:span></text:p>
        <text:p text:style-name="P378"/>
      </text:section>
      <text:section text:name="Sect5" text:style-name="S5">
        <text:p text:style-name="P379">1.</text:p>
        <text:p text:style-name="P380"/>
        <text:p text:style-name="P381"/>
        <text:p text:style-name="P382">2.</text:p>
        <text:p text:style-name="P383"/>
        <text:p text:style-name="P384"/>
        <text:p text:style-name="P385">3.</text:p>
        <text:p text:style-name="P386"/>
        <text:p text:style-name="P387"/>
        <text:p text:style-name="P388">4.</text:p>
        <text:p text:style-name="P389"/>
        <text:p text:style-name="P390"/>
        <text:p text:style-name="P391">5.</text:p>
        <text:p text:style-name="P392"/>
        <text:p text:style-name="P393"/>
        <text:p text:style-name="P394">6.</text:p>
        <text:p text:style-name="P395"/>
        <text:p text:style-name="P396"/>
        <text:p text:style-name="P397">7.</text:p>
        <text:p text:style-name="P398"/>
        <text:p text:style-name="P399">8.</text:p>
        <text:p text:style-name="P400"/>
        <text:p text:style-name="P401">9.</text:p>
        <text:p text:style-name="P402"/>
        <text:p text:style-name="P403">10.</text:p>
      </text:section>
      <text:section text:name="Sect6" text:style-name="S6">
        <text:p text:style-name="P404"/>
        <text:p text:style-name="P405">Exercise 2</text:p>
        <text:p text:style-name="P406"/>
        <text:p text:style-name="P407">Now write short paragraphs using these descriptive adjectives. You should justify your choice of adjectives<text:s/>and give at least one concrete example each time.</text:p>
        <text:p text:style-name="P408"/>
        <text:p text:style-name="P409">Example:</text:p>
        <text:p text:style-name="P410">I’m very artistic, I love painting. In fact, last year I entered a local/national competition … All my family and friends ask me to paint pictures for them … I have a website where you can see<text:s/>examples of my work…</text:p>
        <text:p text:style-name="P41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/>
      <style:text-properties fo:font-weight="bold" style:font-weight-asian="bold" style:font-weight-complex="bold" fo:font-size="11pt" style:font-size-asian="11pt" fo:language="en" fo:country="US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/>
      <style:text-properties fo:font-weight="bold" style:font-weight-asian="bold" style:font-weight-complex="bold" fo:font-size="14pt" style:font-size-asian="14pt" fo:language="en" fo:country="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6z0" style:display-name="WW8Num6z0" style:family="text">
      <style:text-properties style:font-name="Symbol" style:font-name-asian="Symbol" style:font-name-complex="Symbol" fo:font-size="10pt" style:font-size-asian="10pt" fo:language="en" fo:country="GB"/>
    </style:style>
    <style:style style:name="WW8Num6z1" style:display-name="WW8Num6z1" style:family="text">
      <style:text-properties style:font-name="Courier New" style:font-name-asian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asian="Wingdings" style:font-name-complex="Wingdings" fo:font-size="10pt" style:font-size-asian="10pt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StrongEmphasis" style:display-name="Strong Emphasis" style:family="text" style:parent-style-name="Policepardéfaut">
      <style:text-properties fo:font-weight="bold" style:font-weight-asian="bold" style:font-weight-complex="bold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En-têteCar" style:display-name="En-tête Car" style:family="text" style:parent-style-name="Policepardéfaut">
      <style:text-properties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PieddepageCar" style:display-name="Pied de page Car" style:family="text" style:parent-style-name="Policepardéfaut">
      <style:text-properties style:font-size-complex="10.5pt"/>
    </style:style>
    <style:style style:name="WW_CharLFO1LVL1" style:family="text">
      <style:text-properties style:font-name="Symbol" style:font-name-complex="Symbol" fo:font-size="10pt" style:font-size-asian="10pt" fo:language="en" fo:country="GB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ine Caspary</dc:creator>
    <meta:creation-date>2015-09-27T17:36:00Z</meta:creation-date>
    <dc:date>2021-09-28T11:12:00Z</dc:date>
    <meta:template xlink:href="Normal.dotm" xlink:type="simple"/>
    <meta:editing-cycles>6</meta:editing-cycles>
    <meta:editing-duration>PT600S</meta:editing-duration>
    <meta:document-statistic meta:page-count="1" meta:paragraph-count="10" meta:word-count="810" meta:character-count="5261" meta:row-count="37" meta:non-whitespace-character-count="4461"/>
  </office:meta>
</office:document-meta>
</file>